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color="#eeeeee" style:text-underline-style="none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background-color="#ff3300"/>
    </style:style>
    <style:style style:name="T4" style:family="text">
      <style:text-properties fo:color="#000000" style:text-line-through-style="solid" style:text-line-through-type="single" fo:background-color="transparent"/>
    </style:style>
    <style:style style:name="T5" style:family="text">
      <style:text-properties fo:color="#ffff00" fo:background-color="transparent"/>
    </style:style>
    <style:style style:name="T6" style:family="text">
      <style:text-properties fo:color="#66ffff" style:text-underline-style="solid" style:text-underline-width="auto" style:text-underline-color="font-color"/>
    </style:style>
    <style:style style:name="T7" style:family="text">
      <style:text-properties fo:color="#ffff00" style:text-underline-style="none"/>
    </style:style>
    <style:style style:name="T8" style:family="text">
      <style:text-properties fo:color="#ff6600" style:text-underline-style="none"/>
    </style:style>
    <style:style style:name="T9" style:family="text">
      <style:text-properties fo:color="#eeeeee" style:text-underline-style="none"/>
    </style:style>
    <style:style style:name="T10" style:family="text">
      <style:text-properties fo:color="#eeeeee" style:text-line-through-style="none" style:text-line-through-type="none" fo:background-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 in 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son Hammon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pular Frameworks in C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OpenMP</text:p>
                <text:p/>
              </text:list-item>
              <text:list-item>
                <text:p>MPI</text:p>
                <text:p/>
              </text:list-item>
              <text:list-item>
                <text:p>CUDA</text:p>
                <text:list>
                  <text:list-item>
                    <text:list>
                      <text:list-header>
                        <text:p/>
                        <text:p/>
                        <text:p/>
                        <text:p><text:s text:c="9"/>Each with its own specific objective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read vs. Proc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read:</text:p>
                <text:list>
                  <text:list-item>
                    <text:p>Lightweight</text:p>
                  </text:list-item>
                  <text:list-item>
                    <text:p>Simple to Manage</text:p>
                  </text:list-item>
                  <text:list-item>
                    <text:p>Exists within <text:span text:style-name="T1">shared</text:span> memory space</text:p>
                  </text:list-item>
                </text:list>
              </text:list-item>
              <text:list-item>
                <text:p>Process:</text:p>
                <text:list>
                  <text:list-item>
                    <text:p>Far more substantial</text:p>
                  </text:list-item>
                  <text:list-item>
                    <text:p>Management is more complex</text:p>
                    <text:list>
                      <text:list-item>
                        <text:list>
                          <text:list-item>
                            <text:p>Gains per process are greater, but cost of creating</text:p>
                            <text:p><text:s text:c="4"/>and destroying processes is costly</text:p>
                          </text:list-item>
                        </text:list>
                      </text:list-item>
                    </text:list>
                  </text:list-item>
                  <text:list-item>
                    <text:p>Is allocated <text:span text:style-name="T1">its</text:span><text:span text:style-name="T2"> </text:span><text:span text:style-name="T1">own</text:span> memory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read vs. Proc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ach process may handle many threads, but <text:s text:c="4"/><text:s text:c="4"/>management of processes is up to the OS</text:p>
                <text:p/>
              </text:list-item>
              <text:list-item>
                <text:p>Threads may be created and destroyed at will, with little consequence, but processes require state management to prevent data loss</text:p>
                <text:p/>
              </text:list-item>
              <text:list-item>
                <text:p>Think of Process as “Middle Management” and Threads as “Worker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ming in C with OpenM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What is OpenMP?</text:span></text:p>
                <text:p/>
              </text:list-item>
              <text:list-item>
                <text:p>Serial and Parallel Regions</text:p>
                <text:p/>
              </text:list-item>
              <text:list-item>
                <text:p>Thread Manag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OpenMP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-threading framework (shared memory)</text:p>
                <text:p/>
              </text:list-item>
              <text:list-item>
                <text:p>Cross-platform – can be used in C/C++, Fortran, and even C-extended Python</text:p>
                <text:p/>
              </text:list-item>
              <text:list-item>
                <text:p>Designed to simplify parallelism of unified tasks; SIMD in particular is simple to impl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ming in C with OpenM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What is OpenMP?</text:span></text:p>
                <text:p><text:span text:style-name="T3"/></text:p>
              </text:list-item>
              <text:list-item>
                <text:p><text:span text:style-name="T3">Serial and Parallel Regions</text:span></text:p>
                <text:p/>
              </text:list-item>
              <text:list-item>
                <text:p>Thread Manag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al and Parallel Reg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MP uses a “Fork-Join” model to parallelize flagged regions</text:p>
                <text:p/>
              </text:list-item>
              <text:list-item>
                <text:p>To parallelize a region, a “<text:span text:style-name="T5">#pragma omp</text:span>” directive is required</text:p>
                <text:p/>
              </text:list-item>
              <text:list-item>
                <text:p>Threads are created, code is executed in parallel, then threads are destroy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al and Parallel Region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6">Ex:</text:span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>//Serial Code…</text:span></text:p>
                        <text:p><text:span text:style-name="T2"/></text:p>
                        <text:p><text:span text:style-name="T7">#pragma omp parallel</text:span></text:p>
                        <text:p><text:span text:style-name="T8">{</text:span></text:p>
                        <text:p><text:span text:style-name="T2"><text:s text:c="4"/></text:span><text:span text:style-name="T2">//Parallel Code Goes Here!</text:span></text:p>
                        <text:p><text:span text:style-name="T8">}</text:span></text:p>
                        <text:p><text:span text:style-name="T2"/></text:p>
                        <text:p><text:span text:style-name="T2">//Serial Code...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al and Parallel Region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9"/></text:p>
              </text:list-header>
              <text:list-item>
                <text:p text:style-name="P3"><text:span text:style-name="T9">Closing bracket ends parallel region, and serial </text:span><text:span text:style-name="T9">code is resumed</text:span></text:p>
                <text:p text:style-name="P3"><text:span text:style-name="T9"/></text:p>
              </text:list-item>
              <text:list-item>
                <text:p text:style-name="P3"><text:span text:style-name="T9">Parallel regions may be nested</text:span></text:p>
                <text:p text:style-name="P3"><text:span text:style-name="T9"/></text:p>
              </text:list-item>
              <text:list-item>
                <text:p text:style-name="P3"><text:span text:style-name="T9">Number of threads can be handled manually or </text:span><text:span text:style-name="T9">dynamically (dependent upon system support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MP Directiv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9"/></text:p>
              </text:list-header>
              <text:list-item>
                <text:p text:style-name="P3"><text:span text:style-name="T9">#pragma omp parallel</text:span></text:p>
                <text:p text:style-name="P3"><text:span text:style-name="T9"/></text:p>
              </text:list-item>
              <text:list-item>
                <text:p text:style-name="P3"><text:span text:style-name="T9">#pragma omp parallel for</text:span></text:p>
                <text:p text:style-name="P3"><text:span text:style-name="T9"/></text:p>
              </text:list-item>
              <text:list-item>
                <text:p text:style-name="P3"><text:span text:style-name="T9">#pragma omp sim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ming in C with OpenM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What is OpenMP?</text:span></text:p>
                <text:p><text:span text:style-name="T4"/></text:p>
              </text:list-item>
              <text:list-item>
                <text:p><text:span text:style-name="T4">Serial and Parallel Regions</text:span></text:p>
                <text:p/>
              </text:list-item>
              <text:list-item>
                <text:p><text:span text:style-name="T10">Thread Manage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read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 threads can be managed en masse using directives</text:p>
                <text:p/>
              </text:list-item>
              <text:list-item>
                <text:p>Sometimes, a master thread or separate “teams” of threads can be useful</text:p>
                <text:p/>
              </text:list-item>
              <text:list-item>
                <text:p>“if” clause targeting thread’s ID makes this si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MP Function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9"/></text:p>
              </text:list-header>
              <text:list-item>
                <text:p text:style-name="P3"><text:span text:style-name="T9">omp_set_num_threads(int);</text:span></text:p>
                <text:p text:style-name="P3"><text:span text:style-name="T9"/></text:p>
              </text:list-item>
              <text:list-item>
                <text:p text:style-name="P3"><text:span text:style-name="T9">omp_get_num_threads();</text:span></text:p>
                <text:p text:style-name="P3"><text:span text:style-name="T9"/></text:p>
              </text:list-item>
              <text:list-item>
                <text:p text:style-name="P3"><text:span text:style-name="T9">omp_get_max_threads();</text:span></text:p>
                <text:p text:style-name="P3"><text:span text:style-name="T9"/></text:p>
              </text:list-item>
              <text:list-item>
                <text:p text:style-name="P3"><text:span text:style-name="T9">omp_get_thread_num();</text:span></text:p>
                <text:p text:style-name="P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’s take a look at an exampl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  <text:p/>
                                <text:p/>
                                <text:p>Move along, nothing to see here…</text:p>
                                <text:p/>
                                <text:list>
                                  <text:list-item>
                                    <text:list>
                                      <text:list-header>
                                        <text:p/>
                                        <text:p/>
                                        <text:p/>
                                        <text:p>Seriously, you should be looking at the terminal.</text:p>
                                      </text:list-header>
                                    </text:list>
                                  </text:list-item>
                                </text:list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3.506cm" svg:x="1.4cm" svg:y="0.837cm" presentation:class="title">
          <draw:text-box>
            <text:p>Programming in C with M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More Information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MP: <text:a xlink:href="http://www.openmp.org/" xlink:type="simple">www.openmp.org/</text:a></text:p>
              </text:list-item>
              <text:list-item>
                <text:p>MPI: <text:a xlink:href="https://www.open-mpi.org/" xlink:type="simple">https://www.open-mpi.org/</text:a></text:p>
              </text:list-item>
              <text:list-item>
                <text:p>CUDA: <text:a xlink:href="https://developer.nvidia.com/cuda-zone" xlink:type="simple">https://developer.nvidia.com/cuda-zone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Olive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Olive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1:20:22.795938353</meta:creation-date>
    <dc:date>2016-10-18T13:55:03.542478311</dc:date>
    <meta:editing-duration>PT9M57S</meta:editing-duration>
    <meta:editing-cycles>2</meta:editing-cycles>
    <meta:generator>LibreOffice/5.1.4.2$Linux_X86_64 LibreOffice_project/10m0$Build-2</meta:generator>
    <meta:document-statistic meta:object-count="89"/>
  </office:meta>
</office:document-meta>
</file>